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56000003001880B7D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color="#000000" style:font-name="Arial" fo:font-size="9pt" fo:font-weight="bold" style:font-size-asian="9pt" style:font-weight-asian="bold" style:font-size-complex="9pt" style:font-weight-complex="bold"/>
    </style:style>
    <style:style style:name="P2" style:family="paragraph" style:parent-style-name="Header">
      <style:paragraph-properties fo:text-align="start" style:justify-single-word="false"/>
      <style:text-properties fo:color="#000000" style:font-name="Arial" fo:font-size="8pt" fo:font-weight="bold" style:font-size-asian="8pt" style:font-weight-asian="bold" style:font-size-complex="8pt" style:font-weight-complex="bold"/>
    </style:style>
    <style:style style:name="P3" style:family="paragraph" style:parent-style-name="Footer">
      <style:paragraph-properties fo:text-align="end" style:justify-single-word="false"/>
      <style:text-properties style:font-name="Liberation Serif" fo:font-size="7pt" fo:font-style="italic" style:font-size-asian="7pt" style:font-style-asian="italic" style:font-size-complex="7pt" style:font-style-complex="italic"/>
    </style:style>
    <style:style style:name="P4" style:family="paragraph" style:parent-style-name="Standard">
      <style:paragraph-properties fo:text-align="justify" style:justify-single-word="false">
        <style:tab-stops>
          <style:tab-stop style:position="-0.642cm"/>
        </style:tab-stops>
      </style:paragraph-properties>
      <style:text-properties style:font-name="Liberation Serif" fo:font-size="9pt" style:font-size-asian="7.84999990463257pt" style:font-size-complex="9pt"/>
    </style:style>
    <style:style style:name="P5" style:family="paragraph" style:parent-style-name="Standard" style:list-style-name="L1">
      <style:paragraph-properties fo:text-align="justify" style:justify-single-word="false">
        <style:tab-stops>
          <style:tab-stop style:position="-0.642cm"/>
        </style:tab-stops>
      </style:paragraph-properties>
      <style:text-properties style:font-name="Liberation Serif" fo:font-size="9pt" style:font-size-asian="7.84999990463257pt" style:font-size-complex="9pt"/>
    </style:style>
    <style:style style:name="P6" style:family="paragraph" style:parent-style-name="Standard">
      <style:paragraph-properties fo:text-align="center" style:justify-single-word="false">
        <style:tab-stops>
          <style:tab-stop style:position="-0.642cm"/>
        </style:tab-stops>
      </style:paragraph-properties>
      <style:text-properties style:font-name="Liberation Serif" fo:font-size="9pt" fo:font-weight="bold" style:font-size-asian="7.84999990463257pt" style:font-weight-asian="bold" style:font-size-complex="9pt" style:font-weight-complex="bold"/>
    </style:style>
    <style:style style:name="P7" style:family="paragraph" style:parent-style-name="Header">
      <style:paragraph-properties fo:text-align="center" style:justify-single-word="false"/>
      <style:text-properties fo:color="#000000" style:font-name="Liberation Serif" fo:font-size="9pt" fo:font-weight="normal" style:font-size-asian="9pt" style:font-weight-asian="normal" style:font-size-complex="9pt" style:font-weight-complex="normal"/>
    </style:style>
    <style:style style:name="P8" style:family="paragraph" style:parent-style-name="Header">
      <style:paragraph-properties fo:text-align="start" style:justify-single-word="false"/>
      <style:text-properties fo:color="#000000" style:font-name="Liberation Serif" fo:font-size="8pt" fo:font-weight="normal" style:font-size-asian="8pt" style:font-weight-asian="normal" style:font-size-complex="8pt" style:font-weight-complex="normal"/>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7cm" fo:text-indent="-0.681cm" fo:margin-left="0.6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59cm" fo:text-indent="-0.589cm" fo:margin-left="1.25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5.154cm, 23.984cm, 10.551cm, 7.54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VALUACIÓN – GUÍA 83-85</text:p>
      <text:p text:style-name="P6"/>
      <text:list xml:id="list1466444543" text:style-name="L1">
        <text:list-item>
          <text:p text:style-name="P5"><draw:frame draw:style-name="fr1" draw:name="Objeto1" text:anchor-type="paragraph" svg:x="4.778cm" svg:y="0.104cm" svg:width="8.625cm" svg:height="3.969cm" draw:z-index="2"><draw:object xlink:href="./Object 1" xlink:type="simple" xlink:show="embed" xlink:actuate="onLoad"/><draw:image xlink:href="./ObjectReplacements/Object 1" xlink:type="simple" xlink:show="embed" xlink:actuate="onLoad"/></draw:frame>La zona oscura del gráfico representa a las personas que están de acuerdo con un alza de las matrículas en la universidad. Si se sabe que el 15% de las personas están indecisas, ¿qué porcentaje de la población está en desacuerdo con esta alza de matrículas? </text:p>
          <text:p text:style-name="P5"/>
          <text:p text:style-name="P5"/>
          <text:p text:style-name="P5"/>
          <text:p text:style-name="P5"/>
          <text:p text:style-name="P5"/>
          <text:p text:style-name="P5"/>
          <text:p text:style-name="P5"/>
          <text:p text:style-name="P5"/>
          <text:p text:style-name="P5"><draw:frame draw:style-name="fr1" draw:name="Objeto7" text:anchor-type="paragraph" svg:x="7.34cm" svg:y="0.31cm" svg:width="6.068cm" svg:height="5.009cm" draw:z-index="3"><draw:object xlink:href="./Object 2" xlink:type="simple" xlink:show="embed" xlink:actuate="onLoad"/><draw:image xlink:href="./ObjectReplacements/Object 2" xlink:type="simple" xlink:show="embed" xlink:actuate="onLoad"/><svg:desc>gráfico</svg:desc></draw:frame></text:p>
          <text:p text:style-name="P5"/>
        </text:list-item>
        <text:list-item>
          <text:p text:style-name="P5">El gráfico muestra los porcentajes de estudiantes de una institución educativa que obtuvieron distintos niveles de puntajes (Excelente, sobresaliente, básico e insuficiente). Si se considera que los niveles básico e insuficiente son bajos para aspirar a una beca universitaria, ¿qué porcentaje de los estudiantes de la institución pueden aspirar a una bec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item>
        <text:list-item>
          <text:p text:style-name="P5"><text:soft-page-break/>Un club de profesores tiene 8.235 socios que contribuyen mensualmente con la institución. Si después de una exitosa campaña publicitaria se logra triplicar el número de socios, ¿cuántos socios tendrá el club después de la campaña? </text:p>
          <text:p text:style-name="P5"/>
          <text:p text:style-name="P5"/>
          <text:p text:style-name="P5"/>
          <text:p text:style-name="P5"/>
          <text:p text:style-name="P5"/>
          <text:p text:style-name="P5"/>
          <text:p text:style-name="P5"/>
          <text:p text:style-name="P5"/>
        </text:list-item>
        <text:list-item>
          <text:p text:style-name="P5">Hace 10 años, se sembraban 8.525 hectáreas de palma africana en una provincia de la región de la Orinoquía. Si en la última década esta cifra se ha cuadruplicado, ¿cuántas hectáreas de palma africana se siembran actualmente en esta provincia?</text:p>
          <text:p text:style-name="P5"/>
          <text:p text:style-name="P5"/>
          <text:p text:style-name="P5"/>
          <text:p text:style-name="P5"/>
          <text:p text:style-name="P5"/>
          <text:p text:style-name="P5"/>
          <text:p text:style-name="P5"/>
          <text:p text:style-name="P5"/>
        </text:list-item>
        <text:list-item>
          <text:p text:style-name="P5">La tercera parte de las personas a las que se les aplicó una encuesta dijeron asistir regularmente al teatro. Si se encuestó a 8463 personas, ¿cuántas de esas personas van al teatro regularmente? </text:p>
          <text:p text:style-name="P5"/>
          <text:p text:style-name="P5"/>
          <text:p text:style-name="P5"/>
          <text:p text:style-name="P5"/>
          <text:p text:style-name="P5"/>
          <text:p text:style-name="P5"/>
          <text:p text:style-name="P5"/>
          <text:p text:style-name="P5"/>
        </text:list-item>
        <text:list-item>
          <text:p text:style-name="P5">La cuarta parte de los ingresos de una empresa son por venta de publicidad. Si la empresa tiene un ingreso anual de 2680 millones de pesos, ¿cuánto recibe anualmente por concepto de publicidad?</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255cm" style:type="center"/>
          <style:tab-stop style:position="12.51cm" style:type="right"/>
        </style:tab-stops>
      </style:paragraph-properties>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0000" style:font-name="Liberation Serif" fo:font-size="9pt" fo:font-weight="normal" style:font-size-asian="9pt" style:font-weight-asian="normal" style:font-size-complex="9pt" style:font-weight-complex="normal"/>
    </style:style>
    <style:style style:name="MP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3" style:family="paragraph" style:parent-style-name="Header">
      <style:paragraph-properties fo:text-align="start" style:justify-single-word="false"/>
      <style:text-properties fo:color="#000000" style:font-name="Liberation Serif" fo:font-size="8pt" fo:font-weight="normal" style:font-size-asian="8pt" style:font-weight-asian="normal" style:font-size-complex="8pt" style:font-weight-complex="normal"/>
    </style:style>
    <style:style style:name="MP4" style:family="paragraph" style:parent-style-name="Header">
      <style:paragraph-properties fo:text-align="center" style:justify-single-word="false"/>
      <style:text-properties fo:color="#000000" style:font-name="Arial" fo:font-size="9pt" fo:font-weight="bold" style:font-size-asian="9pt" style:font-weight-asian="bold" style:font-size-complex="9pt" style:font-weight-complex="bold"/>
    </style:style>
    <style:style style:name="MP5" style:family="paragraph" style:parent-style-name="Header">
      <style:paragraph-properties fo:text-align="start" style:justify-single-word="false"/>
      <style:text-properties fo:color="#000000" style:font-name="Arial" fo:font-size="8pt" fo:font-weight="bold" style:font-size-asian="8pt" style:font-weight-asian="bold" style:font-size-complex="8pt" style:font-weight-complex="bold"/>
    </style:style>
    <style:style style:name="MP6" style:family="paragraph" style:parent-style-name="Footer">
      <style:paragraph-properties fo:text-align="end" style:justify-single-word="false"/>
      <style:text-properties style:font-name="Liberation Serif" fo:font-size="7pt" fo:font-style="italic" style:font-size-asian="7pt" style:font-style-asian="italic" style:font-size-complex="7pt" style:font-style-complex="italic"/>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5.154cm, 23.984cm, 10.551cm, 7.54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usage="mirrored">
      <style:page-layout-properties fo:page-width="16.51cm" fo:page-height="21.5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text:anchor-type="paragraph" draw:z-index="1" draw:style-name="Mgr1" draw:text-style-name="MP2" svg:width="2.072cm" svg:height="1.897cm" svg:x="-1.496cm" svg:y="-1.499cm"><draw:image xlink:href="Pictures/1000000000000556000003001880B7DE.png" xlink:type="simple" xlink:show="embed" xlink:actuate="onLoad"><text:p/></draw:image></draw:frame>I. E.D. ARBORIZADORA BAJA</text:p>
        <text:p text:style-name="MP1">“Hacia una cultura del desarrollo sostenible”</text:p>
        <text:p text:style-name="MP1">MATEMÁTICAS</text:p>
        <text:p text:style-name="MP3">Curso: ___ Apellidos: ____________________________ Nombres: ____________________ Fecha: ____________</text:p>
      </style:header>
      <style:header-left>
        <text:p text:style-name="MP4"><draw:frame text:anchor-type="paragraph" draw:z-index="0" draw:style-name="Mgr1" draw:text-style-name="MP2" svg:width="2.072cm" svg:height="1.897cm" svg:x="0.071cm" svg:y="-0.949cm"><draw:image xlink:href="Pictures/1000000000000556000003001880B7DE.png" xlink:type="simple" xlink:show="embed" xlink:actuate="onLoad"><text:p/></draw:image></draw:frame>I. E.D. ARBORIZADORA BAJA</text:p>
        <text:p text:style-name="MP4">“Hacia una cultura del desarrollo sostenible”</text:p>
        <text:p text:style-name="MP4">MATEMÁTICAS</text:p>
        <text:p text:style-name="MP5">Curso: ___ Apellidos: ____________________ Nombres: _________________ Fecha: _______</text:p>
      </style:header-left>
      <style:footer>
        <text:p text:style-name="MP6"><text:page-number text:select-page="current">2</text:page-number> <text:s text:c="55"/>Germán Darío Avendaño Ramírez</text:p>
        <text:p text:style-name="MP6">Lic. en matemáticas U.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3T19:00:43</meta:creation-date>
    <dc:title>Taller</dc:title>
    <meta:editing-duration>PT44M53S</meta:editing-duration>
    <meta:editing-cycles>4</meta:editing-cycles>
    <meta:generator>LibreOffice/3.3$Unix LibreOffice_project/330m19$Build-301</meta:generator>
    <meta:initial-creator>Germán Ramírez</meta:initial-creator>
    <dc:date>2011-11-03T19:46:23</dc:date>
    <dc:creator>Germán Ramírez</dc:creator>
    <meta:document-statistic meta:table-count="0" meta:image-count="0" meta:object-count="2" meta:page-count="2" meta:paragraph-count="17" meta:word-count="299" meta:character-count="1968"/>
    <meta:template xlink:type="simple" xlink:actuate="onRequest" xlink:title="Taller" xlink:href="../../.libreoffice/3/user/template/Taller1.ott" meta:date="2011-11-03T19:00: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625cm" svg:height="3.968cm" xlink:href="." xlink:type="simple" chart:class="chart:circle" chart:style-name="ch1">
        <chart:legend chart:legend-position="end" svg:x="5.514cm" svg:y="1.239cm" chart:style-name="ch2"/>
        <chart:plot-area chart:style-name="ch3" chart:data-source-has-labels="both" svg:x="0.172cm" svg:y="0.372cm" svg:width="5.17cm" svg:height="3.517cm">
          <chartooo:coordinate-region svg:x="0.999cm" svg:y="0.373cm" svg:width="3.516cm" svg:height="3.516cm"/>
          <chart:axis chart:dimension="x" chart:name="primary-x" chart:style-name="ch4">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De acuerdo</text:p>
              </table:table-cell>
              <table:table-cell office:value-type="float" office:value="0.25">
                <text:p>0.25</text:p>
              </table:table-cell>
            </table:table-row>
            <table:table-row>
              <table:table-cell office:value-type="string">
                <text:p>Indecisas</text:p>
              </table:table-cell>
              <table:table-cell office:value-type="float" office:value="0.15">
                <text:p>0.15</text:p>
              </table:table-cell>
            </table:table-row>
            <table:table-row>
              <table:table-cell office:value-type="string">
                <text:p>En desacuerdo</text:p>
              </table:table-cell>
              <table:table-cell office:value-type="float" office:value="0.6">
                <text:p>0.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draw:fill-hatch-name="Blue_20_Crossed_20_0_20_Degrees"/>
    </style:style>
    <style:style style:name="ch9" style:family="chart">
      <style:chart-properties chart:solid-type="cuboid"/>
      <style:graphic-properties draw:fill-color="#83caff"/>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6.067cm" svg:height="5.009cm" xlink:href="." xlink:type="simple" chart:class="chart:circle" chart:style-name="ch1">
        <chart:legend chart:legend-position="end" svg:x="3.459cm" svg:y="1.137cm" chart:style-name="ch2"/>
        <chart:plot-area chart:style-name="ch3" chart:data-source-has-labels="both" svg:x="0.121cm" svg:y="0.435cm" svg:width="3.217cm" svg:height="4.474cm">
          <chartooo:coordinate-region svg:x="0.121cm" svg:y="1.064cm" svg:width="3.217cm" svg:height="3.217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B</text:p>
              </table:table-cell>
            </table:table-row>
          </table:table-header-rows>
          <table:table-rows>
            <table:table-row>
              <table:table-cell office:value-type="string">
                <text:p>Excelente</text:p>
              </table:table-cell>
              <table:table-cell office:value-type="float" office:value="0.05">
                <text:p>0.05</text:p>
              </table:table-cell>
            </table:table-row>
            <table:table-row>
              <table:table-cell office:value-type="string">
                <text:p>Sobresaliente</text:p>
              </table:table-cell>
              <table:table-cell office:value-type="float" office:value="0.15">
                <text:p>0.15</text:p>
              </table:table-cell>
            </table:table-row>
            <table:table-row>
              <table:table-cell office:value-type="string">
                <text:p>Básico</text:p>
              </table:table-cell>
              <table:table-cell office:value-type="float" office:value="0.5">
                <text:p>0.5</text:p>
              </table:table-cell>
            </table:table-row>
            <table:table-row>
              <table:table-cell office:value-type="string">
                <text:p>Insuficiente 30%</text:p>
              </table:table-cell>
              <table:table-cell office:value-type="float" office:value="0.3">
                <text:p>0.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hatch draw:name="Blue_20_Crossed_20_0_20_Degrees" draw:display-name="Blue Crossed 0 Degrees" draw:style="double" draw:color="#000080" draw:distance="0.076cm" draw:rotation="900"/>
  </office:styles>
</office:document-styles>
</file>